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rick</text:p>
          </table:table-cell>
          <table:table-cell table:style-name="ce1" office:value-type="string" calcext:value-type="string">
            <text:p>Bet Succeed</text:p>
          </table:table-cell>
          <table:table-cell table:style-name="ce1" office:value-type="string" calcext:value-type="string">
            <text:p>Bet Fail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Comments</text:p>
          </table:table-cell>
          <table:table-cell table:number-columns-repeated="5"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verage of Probabilities</text:p>
          </table:table-cell>
        </table:table-row>
        <table:table-row table:style-name="ro1">
          <table:table-cell table:style-name="ce2" office:value-type="date" office:date-value="2020-06-12" calcext:value-type="date">
            <text:p>06/12/20</text:p>
          </table:table-cell>
          <table:table-cell table:style-name="ce2" office:value-type="string" calcext:value-type="string">
            <text:p>Olli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COUNTIF([.$E$2:.$E$94];1)" office:value-type="float" office:value="47" calcext:value-type="float">
            <text:p>47</text:p>
          </table:table-cell>
          <table:table-cell table:formula="of:=COUNTIF([.$E$2:.$E$94];0)" office:value-type="float" office:value="41" calcext:value-type="float">
            <text:p>41</text:p>
          </table:table-cell>
          <table:table-cell table:style-name="ce5" table:formula="of:=AVERAGE(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11" office:value-type="string" calcext:value-type="string">
            <text:p>&gt; qbeta(0.025,47,41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11" office:value-type="string" calcext:value-type="string">
            <text:p>[1] 0.42997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 Boardslid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1" office:value-type="string" calcext:value-type="string">
            <text:p>&gt; qbeta(0.975,47,4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 Pop Shuv 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^Above, Gap in recording</text:p>
          </table:table-cell>
          <table:table-cell table:number-columns-repeated="5"/>
          <table:table-cell table:style-name="ce11" office:value-type="string" calcext:value-type="string">
            <text:p>[1] 0.63673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 Not good, but yea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oe tou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 Might’ve missed one trial her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Fakie FS Pop Shuv I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Kickfli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t was really clean, too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^ Omi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FS 1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^ Omit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date" office:date-value="2020-06-15" calcext:value-type="date">
            <text:p>06/15/20</text:p>
          </table:table-cell>
          <table:table-cell office:value-type="string" calcext:value-type="string">
            <text:p>Oll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FS 50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 Omit + omitted case when lack of commitment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BS Boardslid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^ Next to gras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^ Many omit</text:p>
          </table:table-cell>
          <table:table-cell office:value-type="string" calcext:value-type="string">
            <text:p>v Stre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FS Noseslid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ore of a sta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of a stal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date" office:date-value="2020-06-17" calcext:value-type="date">
            <text:p>06/17/20</text:p>
          </table:table-cell>
          <table:table-cell office:value-type="string" calcext:value-type="string">
            <text:p>Oll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witch FS Pop Shuv 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witch Olli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4" office:value-type="string" calcext:value-type="string">
            <text:p>Rule of “would it count in game of SKATE?”, ground touc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Kickfli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Heelfli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4" office:value-type="string" calcext:value-type="string">
            <text:p>Intriguing that odds increased her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ad a wonky spin, possible re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kie Oll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360 Pop Shuv 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Shin guards, need the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date" office:date-value="2020-06-18" calcext:value-type="date">
            <text:p>06/18/20</text:p>
          </table:table-cell>
          <table:table-cell office:value-type="string" calcext:value-type="string">
            <text:p>Nose Manual (3 sidewalk blocks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date" office:date-value="2020-07-17" calcext:value-type="date">
            <text:p>07/17/20</text:p>
          </table:table-cell>
          <table:table-cell office:value-type="string" calcext:value-type="string">
            <text:p>Noll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ad one; near fall</text:p>
          </table:table-cell>
          <table:table-cell office:value-type="string" calcext:value-type="string">
            <text:p>Many om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llie FS Shuv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ial 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fter realizing to flip from back half of board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ge in ba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 Pop Shuv 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witch FS Pop Shuv 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7-20" calcext:value-type="date">
            <text:p>07/20/20</text:p>
          </table:table-cell>
          <table:table-cell office:value-type="string" calcext:value-type="string">
            <text:p>Noll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date" office:date-value="2020-07-27" calcext:value-type="date">
            <text:p>07/27/20</text:p>
          </table:table-cell>
          <table:table-cell office:value-type="string" calcext:value-type="string">
            <text:p>Nolli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 Pop Shuv I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 works! Put back food out of way of shuv rotation. Out the end of tail then pull back to catch.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 360 Pop Shuv 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ial 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ial 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date" office:date-value="2020-07-30" calcext:value-type="date">
            <text:p>07/30/20</text:p>
          </table:table-cell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S Nollie 18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 Nollie 1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ter success w popping from back pocket and jump over front pocket to anticipate where board will b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S Nollie 1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kie Kickfl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kie Heelfli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kie 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ial 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ickfli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date" office:date-value="2020-08-06" calcext:value-type="date">
            <text:p>08/06/20</text:p>
          </table:table-cell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date" office:date-value="2020-08-11" calcext:value-type="date">
            <text:p>08/11/20</text:p>
          </table:table-cell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 Smith Gri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Fakie </text:span>Switch FS Smi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rote this down as Fakie Front Smith but I don’t understand what that meant and listed below it this trick name which makes more sens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elflip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date" office:date-value="2020-08-12" calcext:value-type="date">
            <text:p>08/12/20</text:p>
          </table:table-cell>
          <table:table-cell office:value-type="string" calcext:value-type="string">
            <text:p>Switch Olli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 toes to fron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 toes to bac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S Pop Shuv 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 360 Pop Shuv 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Sheet1_2" table:style-name="ta1"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rick</text:p>
          </table:table-cell>
          <table:table-cell table:style-name="ce1" office:value-type="string" calcext:value-type="string">
            <text:p>Bet Succeed</text:p>
          </table:table-cell>
          <table:table-cell table:style-name="ce1" office:value-type="string" calcext:value-type="string">
            <text:p>Bet Fail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office:value-type="date" office:date-value="2020-06-12" calcext:value-type="date">
            <text:p>06/12/20</text:p>
          </table:table-cell>
          <table:table-cell table:style-name="ce2" office:value-type="string" calcext:value-type="string">
            <text:p>Olli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FS Boardslid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FS Pop Shuv 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^Above, Gap in recording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^ Not good, but yeah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e touch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^ Might’ve missed one trial her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kie FS Pop Shuv I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fli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 was really clean, too!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^ Om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 1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^ Omit</text:p>
          </table:table-cell>
        </table:table-row>
        <table:table-row table:style-name="ro1">
          <table:table-cell table:style-name="ce2" office:value-type="date" office:date-value="2020-06-15" calcext:value-type="date">
            <text:p>06/15/20</text:p>
          </table:table-cell>
          <table:table-cell office:value-type="string" calcext:value-type="string">
            <text:p>Oll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 50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^ Omit + omitted case when lack of commitment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S Boardslid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^ Many omit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 Noseslid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of a stall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re of a stall</text:p>
          </table:table-cell>
        </table:table-row>
        <table:table-row table:style-name="ro1">
          <table:table-cell table:style-name="ce2" office:value-type="date" office:date-value="2020-06-17" calcext:value-type="date">
            <text:p>06/17/20</text:p>
          </table:table-cell>
          <table:table-cell office:value-type="string" calcext:value-type="string">
            <text:p>Oll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tch FS Pop Shuv 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tch Olli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fli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elfli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d a wonky spin, possible redo</text:p>
          </table:table-cell>
        </table:table-row>
        <table:table-row table:style-name="ro1">
          <table:table-cell/>
          <table:table-cell office:value-type="string" calcext:value-type="string">
            <text:p>Fakie Oll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60 Pop Shuv 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6-18" calcext:value-type="date">
            <text:p>06/18/20</text:p>
          </table:table-cell>
          <table:table-cell office:value-type="string" calcext:value-type="string">
            <text:p>Nose Manual (3 sidewalk blocks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</table:table>
      <table:table table:name="Sheet1_3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rick</text:p>
          </table:table-cell>
          <table:table-cell table:style-name="ce1" office:value-type="string" calcext:value-type="string">
            <text:p>Bet Succeed</text:p>
          </table:table-cell>
          <table:table-cell table:style-name="ce1" office:value-type="string" calcext:value-type="string">
            <text:p>Bet Fail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2" office:value-type="date" office:date-value="2020-06-12" calcext:value-type="date">
            <text:p>06/12/20</text:p>
          </table:table-cell>
          <table:table-cell table:style-name="ce2" office:value-type="string" calcext:value-type="string">
            <text:p>Olli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 Boardslid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 Pop Shuv 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^Above, Gap in recordi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 Not good, but yeah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oe tou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 Might’ve missed one trial her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Fakie FS Pop Shuv I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Kickfli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t was really clean, too!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^ Omi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FS 1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^ Omit</text:p>
          </table:table-cell>
          <table:table-cell/>
        </table:table-row>
        <table:table-row table:style-name="ro1">
          <table:table-cell table:style-name="ce2" office:value-type="date" office:date-value="2020-06-15" calcext:value-type="date">
            <text:p>06/15/20</text:p>
          </table:table-cell>
          <table:table-cell office:value-type="string" calcext:value-type="string">
            <text:p>Oll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FS 50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^ Omit + omitted case when lack of commitment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BS Boardslid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^ Next to gras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^ Many omit</text:p>
          </table:table-cell>
          <table:table-cell office:value-type="string" calcext:value-type="string">
            <text:p>v Street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FS Noseslid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ore of a stall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of a stall</text:p>
          </table:table-cell>
          <table:table-cell/>
        </table:table-row>
        <table:table-row table:style-name="ro1">
          <table:table-cell table:style-name="ce2" office:value-type="date" office:date-value="2020-06-17" calcext:value-type="date">
            <text:p>06/17/20</text:p>
          </table:table-cell>
          <table:table-cell office:value-type="string" calcext:value-type="string">
            <text:p>Oll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Switch FS Pop Shuv 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Switch Olli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4" office:value-type="string" calcext:value-type="string">
            <text:p>Rule of “would it count in game of SKATE?”, ground touch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Kickfli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Heelfli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4" office:value-type="string" calcext:value-type="string">
            <text:p>Intriguing that odds increased her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ad a wonky spin, possible re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kie Oll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360 Pop Shuv 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Shin guards, need them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style-name="ce2" office:value-type="date" office:date-value="2020-06-18" calcext:value-type="date">
            <text:p>06/18/20</text:p>
          </table:table-cell>
          <table:table-cell office:value-type="string" calcext:value-type="string">
            <text:p>Nose Manual (3 sidewalk blocks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7-17" calcext:value-type="date">
            <text:p>07/17/20</text:p>
          </table:table-cell>
          <table:table-cell office:value-type="string" calcext:value-type="string">
            <text:p>Noll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ad one; near fall</text:p>
          </table:table-cell>
          <table:table-cell office:value-type="string" calcext:value-type="string">
            <text:p>Many omits</text:p>
          </table:table-cell>
        </table:table-row>
        <table:table-row table:style-name="ro1">
          <table:table-cell/>
          <table:table-cell office:value-type="string" calcext:value-type="string">
            <text:p>Nollie FS Shuv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rial 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fter realizing to flip from back half of board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ge in ba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 Pop Shuv 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tch FS Pop Shuv 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7-20" calcext:value-type="date">
            <text:p>07/20/20</text:p>
          </table:table-cell>
          <table:table-cell office:value-type="string" calcext:value-type="string">
            <text:p>Noll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7-27" calcext:value-type="date">
            <text:p>07/27/20</text:p>
          </table:table-cell>
          <table:table-cell office:value-type="string" calcext:value-type="string">
            <text:p>Nolli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 Pop Shuv I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 works! Put back food out of way of shuv rotation. Out the end of tail then pull back to catch.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 360 Pop Shuv 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rial 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rial 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7-30" calcext:value-type="date">
            <text:p>07/30/20</text:p>
          </table:table-cell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S Nollie 18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 Nollie 1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ter success w popping from back pocket and jump over front pocket to anticipate where board will 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S Nollie 1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kie Kickfli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kie Heelfli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kie 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rial Kickfli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ckfli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8-06" calcext:value-type="date">
            <text:p>08/06/20</text:p>
          </table:table-cell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8-11" calcext:value-type="date">
            <text:p>08/11/20</text:p>
          </table:table-cell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 Smith Gri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Fakie </text:span>Switch FS Smi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rote this down as Fakie Front Smith but I don’t understand what that meant and listed below it this trick name which makes more sense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elflip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8-12" calcext:value-type="date">
            <text:p>08/12/20</text:p>
          </table:table-cell>
          <table:table-cell office:value-type="string" calcext:value-type="string">
            <text:p>Switch Olli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ll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 toes to fron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 toes to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 Pop Shuv 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 360 Pop Shuv 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9:04:14.677286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16:51:24.181295558</meta:creation-date>
    <dc:date>2020-08-12T19:41:56.545723367</dc:date>
    <meta:editing-duration>PT1H30M29S</meta:editing-duration>
    <meta:editing-cycles>44</meta:editing-cycles>
    <meta:generator>LibreOffice/6.4.4.2$Linux_X86_64 LibreOffice_project/40$Build-2</meta:generator>
    <meta:document-statistic meta:table-count="3" meta:cell-count="1560" meta:object-count="0"/>
  </office:meta>
</office:document-meta>
</file>